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2" svg:font-family="Arial" style:font-family-generic="swiss"/>
    <style:font-face style:name="Calibri3" svg:font-family="Calibri" style:font-family-generic="swiss"/>
    <style:font-face style:name="Arial4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Calibri1" svg:font-family="Calibri" style:font-pitch="variable"/>
    <style:font-face style:name="DejaVu Sans2" svg:font-family="'DejaVu Sans'" style:font-pitch="variable"/>
    <style:font-face style:name="Liberation Sans4" svg:font-family="'Liberation Sans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000000" draw:fill="solid" draw:fill-color="#00ffff" draw:textarea-vertical-align="middle" draw:auto-grow-height="false" draw:fit-to-size="false" fo:min-height="2.982cm" fo:min-width="0.033cm" fo:padding-top="0.176cm" fo:padding-bottom="0.176cm" fo:padding-left="0.301cm" fo:padding-right="0.301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52cm" svg:stroke-color="#000000" draw:fill="solid" draw:fill-color="#00ffff" draw:textarea-vertical-align="middle" draw:auto-grow-height="false" draw:fit-to-size="false" fo:min-height="0cm" fo:min-width="0cm" fo:padding-top="0.202cm" fo:padding-bottom="0.202cm" fo:padding-left="0.327cm" fo:padding-right="0.327cm" fo:wrap-option="wrap"/>
    </style:style>
    <style:style style:name="gr8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0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1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14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fo:min-height="0cm" fo:min-width="0cm" fo:padding-top="0.025cm" fo:padding-bottom="0.025cm" fo:padding-left="0.025cm" fo:padding-right="0.0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2cm" fo:padding-bottom="0.252cm" fo:padding-left="0.377cm" fo:padding-right="0.377cm" fo:wrap-option="wrap"/>
    </style:style>
    <style:style style:name="gr16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fo:min-height="0cm" fo:min-width="0cm" fo:padding-top="0.123cm" fo:padding-bottom="0.123cm" fo:padding-left="0.251cm" fo:padding-right="0.251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7.17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fo:min-height="14.564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3.076cm" fo:padding-top="0cm" fo:padding-bottom="0cm" fo:padding-left="0cm" fo:padding-right="0cm" fo:wrap-option="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3cm" fo:padding-bottom="0.13cm" fo:padding-left="0.25cm" fo:padding-right="0.25cm" fo:wrap-option="no-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3cm" fo:padding-bottom="0.13cm" fo:padding-left="0.25cm" fo:padding-right="0.25cm" fo:wrap-option="no-wrap"/>
    </style:style>
    <style:style style:name="pr13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1.43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fo:min-height="12.381cm" fo:padding-top="0cm" fo:padding-bottom="0cm" fo:padding-left="0cm" fo:padding-right="0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fo:min-height="20.437cm" fo:padding-top="0cm" fo:padding-bottom="0cm" fo:padding-left="0cm" fo:padding-right="0cm" fo:wrap-option="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fo:min-height="15.859cm" fo:padding-top="0cm" fo:padding-bottom="0cm" fo:padding-left="0cm" fo:padding-right="0cm" fo:wrap-option="wrap"/>
    </style:style>
    <style:style style:name="pr17" style:family="presentation" style:parent-style-name="Default-title">
      <style:graphic-properties draw:stroke="none" svg:stroke-width="0cm" draw:fill="none" draw:textarea-vertical-align="middle" draw:auto-grow-height="true" draw:fit-to-size="false" fo:min-height="4.573cm" fo:padding-top="0cm" fo:padding-bottom="0cm" fo:padding-left="0cm" fo:padding-right="0cm" fo:wrap-option="wrap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fo:min-height="15.006cm" fo:padding-top="0cm" fo:padding-bottom="0cm" fo:padding-left="0cm" fo:padding-right="0cm" fo:wrap-option="wrap"/>
    </style:style>
    <style:style style:name="pr19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fo:min-height="15.579cm" fo:padding-top="0cm" fo:padding-bottom="0cm" fo:padding-left="0cm" fo:padding-right="0cm" fo:wrap-option="wrap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fo:min-height="16.916cm" fo:padding-top="0cm" fo:padding-bottom="0cm" fo:padding-left="0cm" fo:padding-right="0cm" fo:wrap-option="wrap"/>
    </style:style>
    <style:style style:name="pr22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fo:min-height="13.18cm" fo:padding-top="0.123cm" fo:padding-bottom="0.123cm" fo:padding-left="0.251cm" fo:padding-right="0.251cm" fo:wrap-option="no-wrap"/>
    </style:style>
    <style:style style:name="pr24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25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26" style:family="presentation" style:parent-style-name="Default-outline1">
      <style:graphic-properties draw:stroke="none" svg:stroke-width="0cm" draw:fill="none" draw:textarea-vertical-align="top" draw:auto-grow-height="true" draw:fit-to-size="false" fo:min-height="15.457cm" fo:padding-top="0.123cm" fo:padding-bottom="0.123cm" fo:padding-left="0.251cm" fo:padding-right="0.251cm" fo:wrap-option="no-wrap"/>
    </style:style>
    <style:style style:name="pr27" style:family="presentation" style:parent-style-name="Default-outline1">
      <style:graphic-properties draw:stroke="none" svg:stroke-width="0cm" draw:fill="none" draw:textarea-vertical-align="top" draw:auto-grow-height="true" draw:fit-to-size="false" fo:min-height="15.486cm" fo:padding-top="0.123cm" fo:padding-bottom="0.123cm" fo:padding-left="0.251cm" fo:padding-right="0.251cm" fo:wrap-option="no-wrap"/>
    </style:style>
    <style:style style:name="pr28" style:family="presentation" style:parent-style-name="Default-outline1">
      <style:graphic-properties draw:stroke="none" svg:stroke-width="0cm" draw:fill="none" draw:textarea-vertical-align="top" draw:auto-grow-height="true" draw:fit-to-size="false" fo:min-height="12.626cm" fo:padding-top="0cm" fo:padding-bottom="0cm" fo:padding-left="0cm" fo:padding-right="0cm" fo:wrap-option="wrap"/>
    </style:style>
    <style:style style:name="pr29" style:family="presentation" style:parent-style-name="Default-outline1">
      <style:graphic-properties draw:stroke="none" svg:stroke-width="0cm" draw:fill="none" draw:textarea-vertical-align="top" draw:auto-grow-height="true" draw:fit-to-size="false" fo:min-height="14.241cm" fo:padding-top="0.13cm" fo:padding-bottom="0.13cm" fo:padding-left="0.25cm" fo:padding-right="0.25cm" fo:wrap-option="no-wrap"/>
    </style:style>
    <style:style style:name="pr30" style:family="presentation" style:parent-style-name="Default-outline1">
      <style:graphic-properties draw:stroke="none" svg:stroke-width="0cm" draw:fill="none" draw:textarea-vertical-align="top" draw:auto-grow-height="true" draw:fit-to-size="false" fo:min-height="15.708cm" fo:padding-top="0.13cm" fo:padding-bottom="0.13cm" fo:padding-left="0.25cm" fo:padding-right="0.25cm" fo:wrap-option="no-wrap"/>
    </style:style>
    <style:style style:name="pr31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3cm" fo:padding-bottom="0.13cm" fo:padding-left="0.25cm" fo:padding-right="0.25cm" fo:wrap-option="wrap"/>
    </style:style>
    <style:style style:name="pr32" style:family="presentation" style:parent-style-name="Default-outline1">
      <style:graphic-properties draw:stroke="none" svg:stroke-width="0cm" draw:fill="none" draw:textarea-vertical-align="top" draw:auto-grow-height="true" draw:fit-to-size="false" fo:min-height="11.571cm" fo:padding-top="0.13cm" fo:padding-bottom="0.13cm" fo:padding-left="0.25cm" fo:padding-right="0.25cm" fo:wrap-option="wrap"/>
    </style:style>
    <style:style style:name="pr33" style:family="presentation" style:parent-style-name="Default-outline1">
      <style:graphic-properties draw:stroke="none" svg:stroke-width="0cm" draw:fill="none" draw:textarea-vertical-align="top" draw:auto-grow-height="true" draw:fit-to-size="false" fo:min-height="13.885cm" fo:padding-top="0.13cm" fo:padding-bottom="0.13cm" fo:padding-left="0.25cm" fo:padding-right="0.25cm" fo:wrap-option="wrap"/>
    </style:style>
    <style:style style:name="pr34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35" style:family="presentation" style:parent-style-name="כותרת_20_ותוכן-title">
      <style:graphic-properties draw:stroke="none" svg:stroke-width="0cm" draw:fill="none" draw:textarea-vertical-align="middle" draw:auto-grow-height="false" draw:fit-to-size="shrink-to-fit" fo:min-height="3.181cm" fo:padding-top="0cm" fo:padding-bottom="0cm" fo:padding-left="0cm" fo:padding-right="0cm" fo:wrap-option="wrap"/>
    </style:style>
    <style:style style:name="pr36" style:family="presentation" style:parent-style-name="כותרת_20_ותוכן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11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00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.952cm" fo:margin-right="0cm" fo:margin-top="0.282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952cm" fo:margin-right="0cm" fo:margin-top="0.245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2.063cm" fo:margin-right="0cm" fo:margin-top="0.245cm" fo:margin-bottom="0cm" fo:text-align="start" fo:text-indent="-0.792cm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5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38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40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2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7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MS Gothic2" style:font-size-asian="44pt" style:font-style-asian="normal" style:font-weight-asian="bold" style:font-name-complex="Tahoma" style:font-size-complex="44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3" style:family="text">
      <style:text-properties fo:font-variant="normal" fo:text-transform="none" fo:color="#008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4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Arial4" style:font-size-asian="32pt" style:font-style-asian="normal" style:font-weight-asian="bold" style:font-name-complex="Arial1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4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0" style:family="text">
      <style:text-properties fo:font-variant="normal" fo:text-transform="none" fo:color="#80008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2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27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8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0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1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6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8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9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S Gothic2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9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2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3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MS Gothic2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55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 xml:id="id1" draw:id="id1"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Operator overloading</text:span><text:span text:style-name="T2"><text:line-break/></text:span><text:span text:style-name="T2">Conversions</text:span><text:span text:style-name="T2"><text:line-break/></text:span><text:span text:style-name="T2">friend</text:span><text:span text:style-name="T2"><text:line-break/></text:span><text:span text:style-name="T2">inline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Operator Overloading" draw:style-name="dp1" draw:master-page-name="Default" xml:id="id2" draw:id="id2"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</text:span></text:p>
          </draw:text-box>
        </draw:frame>
        <draw:frame draw:name="מציין מיקום טקסט 2" presentation:style-name="pr4" draw:text-style-name="P12" draw:layer="layout" svg:width="21.75cm" svg:height="11.044cm" svg:x="0.741cm" svg:y="3.881cm" presentation:class="outline" presentation:user-transformed="true">
          <draw:text-box>
            <text:list text:style-name="L2">
              <text:list-item>
                <text:p text:style-name="P9"><text:span text:style-name="T5">Operators</text:span><text:span text:style-name="T6"> like +, </text:span><text:span text:style-name="T6">- , * , are actually </text:span><text:span text:style-name="T5">methods</text:span><text:span text:style-name="T6">, </text:span></text:p>
              </text:list-item>
              <text:list-item>
                <text:p text:style-name="P9"><text:span text:style-name="T6">and can be </text:span><text:span text:style-name="T6">overloaded.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5">Syntactic sugar.</text:span></text:p>
              </text:list-item>
            </text:list>
            <text:p text:style-name="P10"><text:span text:style-name="T6"/></text:p>
            <text:p text:style-name="P11"><text:span text:style-name="T6"/>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What is it good for - 1" draw:style-name="dp1" draw:master-page-name="Default" xml:id="id3" draw:id="id3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1</text:span></text:p>
          </draw:text-box>
        </draw:frame>
        <draw:frame draw:name="מציין מיקום טקסט 2" presentation:style-name="pr7" draw:text-style-name="P12" draw:layer="layout" svg:width="24.01cm" svg:height="17.171cm" svg:x="0.699cm" svg:y="3.124cm" presentation:class="outline" presentation:user-transformed="true">
          <draw:text-box>
            <text:list text:style-name="L4">
              <text:list-item>
                <text:p text:style-name="P13"><text:span text:style-name="T6">Natural usage.</text:span></text:p>
              </text:list-item>
            </text:list>
            <text:p text:style-name="P13"><text:span text:style-name="T6"/></text:p>
            <text:list text:continue-numbering="true" text:style-name="L4">
              <text:list-item>
                <text:p text:style-name="P13"><text:span text:style-name="T6">compar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a.set( add(b,</text:span><text:span text:style-name="T5">c) 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  <text:list-item>
                    <text:p text:style-name="P13"><text:span text:style-name="T7">a= b+c</text:span></text:p>
                  </text:list-item>
                </text:list>
              </text:list-item>
            </text:list>
            <text:p><text:span text:style-name="T7"/></text:p>
            <text:list text:continue-numbering="true" text:style-name="L6">
              <text:list-item>
                <text:p text:style-name="P13"><text:span text:style-name="T6">compare:</text:span></text:p>
                <text:list>
                  <text:list-item>
                    <text:p text:style-name="P13"><text:span text:style-name="T5">v.elementAt(i</text:span><text:span text:style-name="T5">)= 3</text:span></text:p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7">v[i]= 3</text:span></text:p>
            <text:p text:style-name="P10"><text:span text:style-name="T7"/>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xml:id="id4" draw:id="id4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2</text:span></text:p>
          </draw:text-box>
        </draw:frame>
        <draw:frame draw:name="מציין מיקום טקסט 2" presentation:style-name="pr8" draw:text-style-name="P12" draw:layer="layout" svg:width="24.01cm" svg:height="14.564cm" svg:x="0.832cm" svg:y="3.642cm" presentation:class="outline" presentation:user-transformed="true">
          <draw:text-box>
            <text:p text:style-name="P15"><text:span text:style-name="T6">Uniformity with </text:span><text:span text:style-name="T6">base types </text:span><text:span text:style-name="T6">(important for </text:span><text:span text:style-name="T6">templates)</text:span></text:p>
            <text:p text:style-name="P16"><text:span text:style-name="T6"/></text:p>
            <text:p text:style-name="P16"><text:span text:style-name="T6">template&lt;typenam</text:span><text:span text:style-name="T6">e T&gt;</text:span></text:p>
            <text:p text:style-name="P16"><text:span text:style-name="T6">const T&amp; </text:span><text:span text:style-name="T6">min(const T&amp; a, </text:span><text:span text:style-name="T6">const T&amp; b) {</text:span></text:p>
            <text:p text:style-name="P10"><text:span text:style-name="T6">return </text:span><text:span text:style-name="T8">a&lt;b</text:span><text:span text:style-name="T9"> </text:span><text:span text:style-name="T6">? </text:span><text:span text:style-name="T6">a : b;</text:span></text:p>
            <text:p text:style-name="P16"><text:span text:style-name="T6">}</text:span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</draw:text-box>
        </draw:frame>
        <draw:frame draw:name="מציין מיקום טקסט 3" presentation:style-name="pr9" draw:text-style-name="P12" draw:layer="layout" svg:width="22.224cm" svg:height="10.798cm" svg:x="0.635cm" svg:y="14.369cm" presentation:class="outline" presentation:user-transformed="true">
          <draw:text-box>
            <text:p text:style-name="P16"><text:span text:style-name="T8">a and b can be </text:span><text:span text:style-name="T8">primitives </text:span><text:span text:style-name="T10">or</text:span></text:p>
            <text:p text:style-name="P16"><text:span text:style-name="T8">user defined </text:span><text:span text:style-name="T8">objects that </text:span><text:span text:style-name="T8">have operator </text:span><text:span text:style-name="T8">&lt;</text:span></text:p>
          </draw:text-box>
        </draw:frame>
        <draw:custom-shape draw:name="צורה חופשית 4" draw:style-name="gr4" draw:text-style-name="P17" draw:layer="layout" svg:width="1.269cm" svg:height="3.809cm" svg:x="5.393cm" svg:y="10.474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Complex exampl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Default" xml:id="id5" draw:id="id5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s</text:span></text:p>
          </draw:text-box>
        </draw:frame>
        <draw:frame draw:name="מציין מיקום טקסט 2" presentation:style-name="pr9" draw:text-style-name="P12" draw:layer="layout" svg:width="24.567cm" svg:height="10.798cm" svg:x="0.832cm" svg:y="3.642cm" presentation:class="outline" presentation:user-transformed="true">
          <draw:text-box>
            <text:p text:style-name="P15"><text:span text:style-name="T11"/></text:p>
            <text:list text:style-name="L7">
              <text:list-item>
                <text:p text:style-name="P13"><text:span text:style-name="T11">Don't</text:span><text:span text:style-name="T6"> overload </text:span><text:span text:style-name="T6">operators with </text:span><text:span text:style-name="T11">non-standard</text:span><text:span text:style-name="T6"> </text:span><text:span text:style-name="T6">behavior! (&lt;&lt; </text:span><text:span text:style-name="T6">for adding,...)</text:span></text:p>
              </text:list-item>
            </text:list>
            <text:p text:style-name="P13"><text:span text:style-name="T6"/></text:p>
            <text:list text:continue-numbering="true" text:style-name="L7">
              <text:list-item>
                <text:p text:style-name="P13"><text:span text:style-name="T6">Check how </text:span><text:span text:style-name="T6">operators work </text:span><text:span text:style-name="T6">on </text:span><text:span text:style-name="T5">primitives</text:span><text:span text:style-name="T6"> </text:span><text:span text:style-name="T6">or in the </text:span><text:span text:style-name="T7">standard </text:span><text:span text:style-name="T7">library</text:span><text:span text:style-name="T6"> and </text:span><text:span text:style-name="T6">give the </text:span><text:span text:style-name="T12">same </text:span><text:span text:style-name="T12">behavior</text:span><text:span text:style-name="T6"> in </text:span><text:span text:style-name="T6">your class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Example of usage in primitives/standard library" draw:style-name="dp1" draw:master-page-name="Default" xml:id="id6" draw:id="id6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Example of usage in </text:span><text:span text:style-name="T13">primitives</text:span><text:span text:style-name="T4">/</text:span><text:span text:style-name="T14">standard library</text:span></text:p>
          </draw:text-box>
        </draw:frame>
        <draw:frame draw:name="מציין מיקום טקסט 2" presentation:style-name="pr10" draw:text-style-name="P12" draw:layer="layout" svg:width="24.01cm" svg:height="13.076cm" svg:x="0.832cm" svg:y="3.642cm" presentation:class="outline" presentation:user-transformed="true">
          <draw:text-box>
            <text:p text:style-name="P16"><text:span text:style-name="T6"/></text:p>
            <text:list text:style-name="L8">
              <text:list-item>
                <text:p text:style-name="P13"><text:span text:style-name="T6">&gt;&gt; &lt;&lt; are used </text:span><text:span text:style-name="T6">as bit operations </text:span><text:span text:style-name="T6">for </text:span><text:span text:style-name="T5">primitives </text:span><text:span text:style-name="T5">numbers</text:span><text:span text:style-name="T15"> </text:span><text:span text:style-name="T6">and for </text:span><text:span text:style-name="T6">I/O in the </text:span><text:span text:style-name="T7">standard library</text:span><text:span text:style-name="T6"> </text:span><text:span text:style-name="T6">iostreams </text:span><text:span text:style-name="T6">classes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[] is used as </text:span><text:span text:style-name="T6">subscripting </text:span><text:span text:style-name="T5">primitives </text:span><text:span text:style-name="T5">arrays</text:span><text:span text:style-name="T16"> </text:span><text:span text:style-name="T6">and </text:span><text:span text:style-name="T6">vector class in </text:span><text:span text:style-name="T6">the </text:span><text:span text:style-name="T7">standard </text:span><text:span text:style-name="T7">library</text:span><text:span text:style-name="T6">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() is used for </text:span><text:span text:style-name="T5">function calls </text:span><text:span text:style-name="T6">and for functor </text:span><text:span text:style-name="T6">objects in the </text:span><text:span text:style-name="T7">standard </text:span><text:span text:style-name="T7">library</text:span><text:span text:style-name="T6">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rototype" draw:style-name="dp1" draw:master-page-name="Default" xml:id="id7" draw:id="id7">
        <draw:custom-shape draw:name="TextBox 1" draw:style-name="gr5" draw:text-style-name="P2" draw:layer="layout" svg:width="26.034cm" svg:height="2.604cm" svg:x="0cm" svg:y="4.445cm">
          <text:p text:style-name="P18"><text:span text:style-name="T17"/></text:p>
          <text:p text:style-name="P19"><text:span text:style-name="T18"><text:s text:c="3"/></text:span><text:span text:style-name="T18">X&amp; operator=(const X&amp; rv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צורה חופשית 2" draw:style-name="gr6" draw:text-style-name="P2" draw:layer="layout" svg:width="3.088cm" svg:height="2.629cm" svg:x="0.902cm" svg:y="10.861cm">
          <text:p text:style-name="P1"><text:span text:style-name="T19">return</text:span></text:p>
          <text:p text:style-name="P1"><text:span text:style-name="T19">typ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6" draw:text-style-name="P2" draw:layer="layout" svg:width="3.807cm" svg:height="2.629cm" svg:x="6.45cm" svg:y="11.359cm">
          <text:p text:style-name="P1"><text:span text:style-name="T19">method</text:span></text:p>
          <text:p text:style-name="P1"><text:span text:style-name="T19">nam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4" draw:style-name="gr6" draw:text-style-name="P2" draw:layer="layout" svg:width="7.38cm" svg:height="3.814cm" svg:x="11.35cm" svg:y="10.194cm">
          <text:p text:style-name="P1"><text:span text:style-name="T19">parameter for</text:span></text:p>
          <text:p text:style-name="P1"><text:span text:style-name="T19">object on right</text:span></text:p>
          <text:p text:style-name="P1"><text:span text:style-name="T19">side of operator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frame draw:name="כותרת 5" presentation:style-name="pr6" draw:text-style-name="P4" draw:layer="layout" svg:width="21.478cm" svg:height="3.181cm" svg:x="3.365cm" svg:y="0.421cm" presentation:class="title" presentation:user-transformed="true">
          <draw:text-box>
            <text:p text:style-name="P8"><text:span text:style-name="T4">Prototype</text:span></text:p>
          </draw:text-box>
        </draw:frame>
        <draw:custom-shape draw:name="צורה חופשית 6" draw:style-name="gr7" draw:text-style-name="P17" draw:layer="layout" svg:width="1.269cm" svg:height="4.05cm" svg:x="1.905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7" draw:style-name="gr7" draw:text-style-name="P17" draw:layer="layout" svg:width="1.076cm" svg:height="4.556cm" svg:x="7.87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8" draw:style-name="gr7" draw:text-style-name="P17" draw:layer="layout" svg:width="1.332cm" svg:height="3.617cm" svg:x="14.454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voking an Overloaded Operator" draw:style-name="dp3" draw:master-page-name="Default">
        <draw:frame draw:name="כותרת 1" presentation:style-name="pr11" draw:text-style-name="P4" draw:layer="layout" svg:width="21.589cm" svg:height="3.441cm" svg:x="2.54cm" svg:y="0.501cm" presentation:class="title" presentation:user-transformed="true">
          <draw:text-box>
            <text:p text:style-name="P8"><text:span text:style-name="T4">Invoking an Overloaded Operator</text:span></text:p>
          </draw:text-box>
        </draw:frame>
        <draw:frame draw:name="מציין מיקום טקסט 2" presentation:style-name="pr12" draw:text-style-name="P12" draw:layer="layout" svg:width="22.336cm" svg:height="11.058cm" svg:x="1.481cm" svg:y="5.503cm" presentation:class="outline" presentation:user-transformed="true">
          <draw:text-box>
            <text:p text:style-name="P20"><text:span text:style-name="T6">Operator can be </text:span><text:span text:style-name="T6">invoked as a </text:span><text:span text:style-name="T6">member function:</text:span></text:p>
            <text:p text:style-name="P21"><text:span text:style-name="T20">object1.oper</text:span><text:span text:style-name="T20">ator=(object</text:span><text:span text:style-name="T20">2);</text:span></text:p>
            <text:p text:style-name="P20"><text:span text:style-name="T6"/></text:p>
            <text:p text:style-name="P20"><text:span text:style-name="T6">It can also be used </text:span><text:span text:style-name="T6">in more </text:span><text:span text:style-name="T6">conventional </text:span><text:span text:style-name="T6">manner:</text:span></text:p>
            <text:p text:style-name="P22"><text:span text:style-name="T21">object1= </text:span><text:span text:style-name="T21">object2;</text:span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What is it good for - 2" draw:style-name="dp1" draw:master-page-name="Default" xml:id="id8" draw:id="id8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 of Three</text:span></text:p>
          </draw:text-box>
        </draw:frame>
        <draw:frame draw:name="מציין מיקום טקסט 2" presentation:style-name="pr14" draw:text-style-name="P12" draw:layer="layout" svg:width="24.01cm" svg:height="12.381cm" svg:x="0.832cm" svg:y="3.642cm" presentation:class="outline" presentation:user-transformed="true">
          <draw:text-box>
            <text:list text:style-name="L8">
              <text:list-header>
                <text:p text:style-name="P13"><text:span text:style-name="T6"/></text:p>
              </text:list-header>
              <text:list-item>
                <text:p text:style-name="P13"><text:span text:style-name="T6">A rule of thumb: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6">When you </text:span><text:span text:style-name="T6">need to make </text:span><text:span text:style-name="T6">a deep copy </text:span><text:span text:style-name="T6">of an object, </text:span><text:span text:style-name="T6">you need to </text:span><text:span text:style-name="T6">define all of </text:span><text:span text:style-name="T6">these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4"><text:span text:style-name="T6">Copy </text:span><text:span text:style-name="T6">construct</text:span><text:span text:style-name="T6">or</text:span></text:p>
                      </text:list-item>
                      <text:list-item>
                        <text:p text:style-name="P14"><text:span text:style-name="T6">Destructo</text:span><text:span text:style-name="T6">r</text:span></text:p>
                      </text:list-item>
                      <text:list-item>
                        <text:p text:style-name="P14"><text:span text:style-name="T6">Operator </text:span><text:span text:style-name="T6">=</text:span></text:p>
                      </text:list-item>
                    </text:list>
                  </text:list-item>
                  <text:list-item>
                    <text:p text:style-name="P13"><text:span text:style-name="T6">Or in other </text:span><text:span text:style-name="T6">words:</text:span></text:p>
                  </text:list-item>
                </text:list>
              </text:list-item>
            </text:list>
            <text:p text:style-name="P24"><text:span text:style-name="T6">when you </text:span><text:span text:style-name="T6">need one, </text:span><text:span text:style-name="T6">you need all.</text:span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3" draw:master-page-name="Default">
        <draw:custom-shape draw:name="מלבן 1" draw:style-name="gr9" draw:text-style-name="P25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10" draw:text-style-name="P26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A skeleton for deep copy</text:span></text:p>
          </draw:text-box>
        </draw:frame>
        <draw:custom-shape draw:name="מלבן 4" draw:style-name="gr11" draw:text-style-name="P27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5" draw:text-style-name="P12" draw:layer="layout" svg:width="27.107cm" svg:height="20.437cm" svg:x="0.635cm" svg:y="0.124cm" presentation:class="outline" presentation:user-transformed="true">
          <draw:text-box>
            <text:p text:style-name="P16"><text:span text:style-name="T6"/></text:p>
            <text:p text:style-name="P16"><text:span text:style-name="T6"/></text:p>
            <text:p text:style-name="P16"><text:span text:style-name="T22">// Copy constructor</text:span></text:p>
            <text:p text:style-name="P16"><text:span text:style-name="T23">A (const A&amp; other) : </text:span><text:span text:style-name="T24">init</text:span><text:span text:style-name="T23"> {</text:span></text:p>
            <text:p text:style-name="P10"><text:span text:style-name="T25">copy_other(oth</text:span><text:span text:style-name="T25">er);</text:span></text:p>
            <text:p text:style-name="P16"><text:span text:style-name="T23">}</text:span></text:p>
            <text:p text:style-name="P16"><text:span text:style-name="T26"/></text:p>
            <text:p text:style-name="P16"><text:span text:style-name="T26"/></text:p>
            <text:p text:style-name="P16"><text:span text:style-name="T22">// </text:span><text:span text:style-name="T27">Operator = </text:span><text:span text:style-name="T28"><text:s/></text:span></text:p>
            <text:p text:style-name="P16"><text:span text:style-name="T23">A&amp; operator=(const </text:span><text:span text:style-name="T23">A&amp; other) {</text:span></text:p>
            <text:p text:style-name="P10"><text:span text:style-name="T23">if (this!=&amp;other) { </text:span><text:span text:style-name="T27">// preventing </text:span><text:span text:style-name="T27">problems in </text:span><text:span text:style-name="T27">a=a</text:span></text:p>
            <text:p text:style-name="P10"><text:span text:style-name="T29"><text:s text:c="2"/></text:span><text:span text:style-name="T29">clear(); </text:span><text:span text:style-name="T24">init</text:span><text:span text:style-name="T29"> </text:span><text:span text:style-name="T30">// </text:span><text:span text:style-name="T30">or recycle</text:span></text:p>
            <text:p text:style-name="P10"><text:span text:style-name="T25"><text:s text:c="2"/></text:span><text:span text:style-name="T25">copy_other(o</text:span><text:span text:style-name="T25">ther);</text:span></text:p>
            <text:p text:style-name="P10"><text:span text:style-name="T23">} return *this; } </text:span><text:span text:style-name="T27">// </text:span><text:span text:style-name="T27">allows a= b= </text:span><text:span text:style-name="T27">c= …</text:span></text:p>
            <text:p text:style-name="P16"><text:span text:style-name="T6"/></text:p>
            <text:p text:style-name="P16"><text:span text:style-name="T6"/></text:p>
          </draw:text-box>
        </draw:frame>
        <draw:frame draw:name="מציין מיקום טקסט 6" presentation:style-name="pr9" draw:text-style-name="P12" draw:layer="layout" svg:width="8.4cm" svg:height="10.798cm" svg:x="12.3cm" svg:y="3.097cm" presentation:class="outline" presentation:user-transformed="true">
          <draw:text-box>
            <text:p text:style-name="P16"><text:span text:style-name="T27">// Destructor</text:span></text:p>
            <text:p text:style-name="P16"><text:span text:style-name="T23">~A() {</text:span></text:p>
            <text:p text:style-name="P10"><text:span text:style-name="T29">clear();</text:span></text:p>
            <text:p text:style-name="P16"><text:span text:style-name="T23">}</text:span></text:p>
            <text:p text:style-name="P16"><text:span text:style-name="T6"/></text:p>
            <text:p text:style-name="P16"><text:span text:style-name="T6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1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3" draw:master-page-name="Default"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IntBuffer exampl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4" draw:master-page-name="Default">
        <draw:custom-shape draw:name="מלבן 2" draw:style-name="gr10" draw:text-style-name="P26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005cm" presentation:class="title" presentation:user-transformed="true">
          <draw:text-box>
            <text:p text:style-name="P8"><text:span text:style-name="T4">C</text:span><text:span text:style-name="T4">+</text:span><text:span text:style-name="T4">+</text:span><text:span text:style-name="T4">-</text:span><text:span text:style-name="T4">1</text:span><text:span text:style-name="T4">1</text:span><text:span text:style-name="T4"> </text:span><text:span text:style-name="T4">M</text:span><text:span text:style-name="T4">o</text:span><text:span text:style-name="T4">v</text:span><text:span text:style-name="T4">e</text:span><text:span text:style-name="T4"> </text:span><text:span text:style-name="T4">c</text:span><text:span text:style-name="T4">t</text:span><text:span text:style-name="T4">o</text:span><text:span text:style-name="T4">r </text:span><text:span text:style-name="T4">a</text:span><text:span text:style-name="T4">n</text:span><text:span text:style-name="T4">d</text:span><text:span text:style-name="T4"> </text:span><text:span text:style-name="T4">a</text:span><text:span text:style-name="T4">s</text:span><text:span text:style-name="T4">s</text:span><text:span text:style-name="T4">i</text:span><text:span text:style-name="T4">g</text:span><text:span text:style-name="T4">n</text:span><text:span text:style-name="T4">m</text:span><text:span text:style-name="T4">e</text:span><text:span text:style-name="T4">n</text:span><text:span text:style-name="T4">t</text:span><text:span text:style-name="T4"><text:line-break/></text:span><text:span text:style-name="T4"/></text:p>
          </draw:text-box>
        </draw:frame>
        <draw:custom-shape draw:name="מלבן 4" draw:style-name="gr11" draw:text-style-name="P27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6" draw:text-style-name="P12" draw:layer="layout" svg:width="24.065cm" svg:height="15.859cm" svg:x="0.635cm" svg:y="3.175cm" presentation:class="outline" presentation:user-transformed="true">
          <draw:text-box>
            <text:p text:style-name="P16"><text:span text:style-name="T22">// Move constructor</text:span></text:p>
            <text:p text:style-name="P16"><text:span text:style-name="T23">A (const A&amp;&amp; other) {</text:span></text:p>
            <text:p text:style-name="P16"><text:span text:style-name="T23"><text:tab/></text:span><text:span text:style-name="T23"><text:tab/></text:span><text:span text:style-name="T23"><text:tab/></text:span><text:span text:style-name="T23">?</text:span></text:p>
            <text:p text:style-name="P16"><text:span text:style-name="T23">}</text:span></text:p>
            <text:p text:style-name="P16"><text:span text:style-name="T26"/></text:p>
            <text:p text:style-name="P16"><text:span text:style-name="T26"/></text:p>
            <text:p text:style-name="P16"><text:span text:style-name="T22"/></text:p>
            <text:p text:style-name="P16"><text:span text:style-name="T22">// Move o</text:span><text:span text:style-name="T27">perator = </text:span><text:span text:style-name="T28"><text:s/></text:span></text:p>
            <text:p text:style-name="P16"><text:span text:style-name="T23">A&amp; operator=(const A&amp;&amp; other) {</text:span></text:p>
            <text:p text:style-name="P10"><text:span text:style-name="T23"><text:s text:c="7"/></text:span><text:span text:style-name="T23">?</text:span></text:p>
            <text:p text:style-name="P10"><text:span text:style-name="T23">}</text:span></text:p>
            <text:p text:style-name="P16"><text:span text:style-name="T31">http://www.cprogramming.com/c++11/rvalue-references-</text:span><text:span text:style-name="T31">and-move-semantics-in-c+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List &amp; Complex examples" draw:style-name="dp3" draw:master-page-name="Default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List <text:s/>exampl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9" draw:id="id9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perators ++ -- postfix prefix</text:span></text:p>
          </draw:text-box>
        </draw:frame>
        <draw:custom-shape draw:name="צורה חופשית 2" draw:style-name="gr13" draw:text-style-name="P30" draw:layer="layout" svg:width="23.024cm" svg:height="14.481cm" svg:x="1.146cm" svg:y="3.597cm">
          <text:p text:style-name="P29"><text:span text:style-name="T33">// Prefix: ++n</text:span></text:p>
          <text:p text:style-name="P29"><text:span text:style-name="T33">HNum&amp;</text:span><text:span text:style-name="T34"> operator++</text:span><text:span text:style-name="T33">()</text:span><text:span text:style-name="T34"> {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*this; // return ref to curr</text:span></text:p>
          <text:p text:style-name="P29"><text:span text:style-name="T34">} <text:s text:c="7"/></text:span></text:p>
          <text:p text:style-name="P29"><text:span text:style-name="T34"/></text:p>
          <text:p text:style-name="P29"><text:span text:style-name="T35">// Postfix : n++</text:span></text:p>
          <text:p text:style-name="P29"><text:span text:style-name="T35">const HNum</text:span><text:span text:style-name="T34"> operator++</text:span><text:span text:style-name="T35">(int)</text:span><text:span text:style-name="T34"> {</text:span></text:p>
          <text:p text:style-name="P29"><text:span text:style-name="T34"><text:s/></text:span><text:span text:style-name="T34">Hnum cpy(*this); // calling copy ctor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cpy;</text:span></text:p>
          <text:p text:style-name="P29"><text:span text:style-name="T34">}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4" draw:text-style-name="P31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5" draw:text-style-name="P2" draw:layer="layout" svg:width="16.509cm" svg:height="2.875cm" svg:x="13.97cm" svg:y="8.255cm">
          <text:p text:style-name="P29"><text:span text:style-name="T36">A flag that makes</text:span></text:p>
          <text:p text:style-name="P29"><text:span text:style-name="T36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10" draw:id="id10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perators ++ -- postfix prefix</text:span></text:p>
          </draw:text-box>
        </draw:frame>
        <draw:custom-shape draw:name="צורה חופשית 2" draw:style-name="gr13" draw:text-style-name="P30" draw:layer="layout" svg:width="26.58cm" svg:height="16.849cm" svg:x="0.091cm" svg:y="3.597cm">
          <text:p text:style-name="P29"><text:span text:style-name="T33">// Prefix: ++n</text:span></text:p>
          <text:p text:style-name="P29"><text:span text:style-name="T33">HNum&amp;</text:span><text:span text:style-name="T34"> operator++</text:span><text:span text:style-name="T33">()</text:span><text:span text:style-name="T34"> {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*this; // return ref to curr</text:span></text:p>
          <text:p text:style-name="P29"><text:span text:style-name="T34">} <text:s text:c="7"/></text:span></text:p>
          <text:p text:style-name="P29"><text:span text:style-name="T34"/></text:p>
          <text:p text:style-name="P29"><text:span text:style-name="T35">// Postfix : n++</text:span></text:p>
          <text:p text:style-name="P29"><text:span text:style-name="T35">const HNum</text:span><text:span text:style-name="T34"> operator++</text:span><text:span text:style-name="T35">(int)</text:span><text:span text:style-name="T34"> {</text:span></text:p>
          <text:p text:style-name="P29"><text:span text:style-name="T34"><text:s/></text:span><text:span text:style-name="T34">Hnum cpy(*this); // calling copy ctor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cpy;</text:span></text:p>
          <text:p text:style-name="P29"><text:span text:style-name="T34">}</text:span></text:p>
          <text:p text:style-name="P29"><text:span text:style-name="T37">// For HNum, it might be a good idea not to </text:span></text:p>
          <text:p text:style-name="P29"><text:span text:style-name="T37">// implement postfix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4" draw:text-style-name="P31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5" draw:text-style-name="P2" draw:layer="layout" svg:width="16.509cm" svg:height="2.875cm" svg:x="13.97cm" svg:y="8.255cm">
          <text:p text:style-name="P29"><text:span text:style-name="T36">A flag that makes</text:span></text:p>
          <text:p text:style-name="P29"><text:span text:style-name="T36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11" draw:id="id11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7" draw:text-style-name="P4" draw:layer="layout" svg:width="21.478cm" svg:height="4.573cm" svg:x="1.899cm" svg:y="0.545cm" presentation:class="title" presentation:user-transformed="true">
          <draw:text-box>
            <text:p text:style-name="P8"><text:span text:style-name="T4">Conversions of types is done in two cases:</text:span><text:span text:style-name="T4"><text:line-break/></text:span><text:span text:style-name="T4"/></text:p>
          </draw:text-box>
        </draw:frame>
        <draw:frame draw:name="מציין מיקום טקסט 2" presentation:style-name="pr9" draw:text-style-name="P12" draw:layer="layout" svg:width="24.01cm" svg:height="10.798cm" svg:x="-0.101cm" svg:y="3.642cm" presentation:class="outline" presentation:user-transformed="true">
          <draw:text-box>
            <text:p text:style-name="P15"><text:span text:style-name="T6"/></text:p>
            <text:list text:style-name="L11">
              <text:list-item>
                <text:list>
                  <text:list-item>
                    <text:p text:style-name="P13"><text:span text:style-name="T6">Explicit </text:span><text:span text:style-name="T6">casting (we'll </text:span><text:span text:style-name="T6">learn more </text:span><text:span text:style-name="T6">about it in </text:span><text:span text:style-name="T6">next </text:span><text:span text:style-name="T6">lessons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12" draw:id="id12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7" draw:text-style-name="P4" draw:layer="layout" svg:width="21.478cm" svg:height="4.573cm" svg:x="1.899cm" svg:y="0.545cm" presentation:class="title" presentation:user-transformed="true">
          <draw:text-box>
            <text:p text:style-name="P8"><text:span text:style-name="T4">Conversions of types is done in two cases:</text:span><text:span text:style-name="T4"><text:line-break/></text:span><text:span text:style-name="T4"/></text:p>
          </draw:text-box>
        </draw:frame>
        <draw:frame draw:name="מציין מיקום טקסט 2" presentation:style-name="pr18" draw:text-style-name="P12" draw:layer="layout" svg:width="24.01cm" svg:height="15.006cm" svg:x="-0.101cm" svg:y="3.642cm" presentation:class="outline" presentation:user-transformed="true">
          <draw:text-box>
            <text:p text:style-name="P15"><text:span text:style-name="T6"/></text:p>
            <text:list text:style-name="L11">
              <text:list-item>
                <text:list>
                  <text:list-item>
                    <text:p text:style-name="P13"><text:span text:style-name="T6">Explicit </text:span><text:span text:style-name="T6">casting (we'll </text:span><text:span text:style-name="T6">learn more </text:span><text:span text:style-name="T6">about it in </text:span><text:span text:style-name="T6">next </text:span><text:span text:style-name="T6">lessons)</text:span></text:p>
                  </text:list-item>
                  <text:list-item>
                    <text:p text:style-name="P13"><text:span text:style-name="T6">When a </text:span><text:span text:style-name="T6">function gets </text:span><text:span text:style-name="T7">X</text:span><text:span text:style-name="T6"> type while </text:span><text:span text:style-name="T6">it was </text:span><text:span text:style-name="T6">expecting to </text:span><text:span text:style-name="T6">get </text:span><text:span text:style-name="T5">Y</text:span><text:span text:style-name="T6"> type, </text:span><text:span text:style-name="T6">and there is </text:span><text:span text:style-name="T6">a casting </text:span><text:span text:style-name="T6">from </text:span><text:span text:style-name="T7">X </text:span><text:span text:style-name="T6">to</text:span><text:span text:style-name="T7"> </text:span><text:span text:style-name="T5">Y</text:span><text:span text:style-name="T6">:</text:span></text:p>
                  </text:list-item>
                </text:list>
              </text:list-item>
            </text:list>
            <text:p><text:span text:style-name="T6"/></text:p>
            <text:p text:style-name="P24"><text:span text:style-name="T6"><text:tab/></text:span><text:span text:style-name="T6">void foo(</text:span><text:span text:style-name="T5">Y </text:span><text:span text:style-name="T5">y</text:span><text:span text:style-name="T6">)</text:span></text:p>
            <text:p text:style-name="P24"><text:span text:style-name="T6"><text:tab/></text:span><text:span text:style-name="T6">...</text:span></text:p>
            <text:p text:style-name="P24"><text:span text:style-name="T7"><text:tab/></text:span><text:span text:style-name="T7">X x</text:span><text:span text:style-name="T6">;</text:span></text:p>
            <text:p text:style-name="P24"><text:span text:style-name="T6"><text:tab/></text:span><text:span text:style-name="T6">foo(x); // a </text:span><text:span text:style-name="T6">conversion </text:span><text:span text:style-name="T6">from </text:span><text:span text:style-name="T7">X </text:span><text:span text:style-name="T6">to</text:span><text:span text:style-name="T7"> </text:span><text:span text:style-name="T5">Y</text:span><text:span text:style-name="T6"> </text:span><text:span text:style-name="T6">is done</text:span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 xml:id="id13" draw:id="id13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1.478cm" svg:height="2.925cm" svg:x="3.364cm" svg:y="0.547cm" presentation:class="title" presentation:user-transformed="true">
          <draw:text-box>
            <text:p text:style-name="P8"><text:span text:style-name="T4">Conversion example (conv.cpp)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9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 xml:id="id14" draw:id="id14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7" draw:text-style-name="P4" draw:layer="layout" svg:width="26.002cm" svg:height="4.573cm" svg:x="0.699cm" svg:y="0.545cm" presentation:class="title" presentation:user-transformed="true">
          <draw:text-box>
            <text:p text:style-name="P8"><text:span text:style-name="T4">Conversions danger: </text:span><text:span text:style-name="T4"><text:line-break/></text:span><text:span text:style-name="T4"><text:tab/></text:span><text:span text:style-name="T4">unexpected behavior</text:span><text:span text:style-name="T4"><text:line-break/></text:span><text:span text:style-name="T4"> </text:span></text:p>
          </draw:text-box>
        </draw:frame>
        <draw:frame draw:name="מציין מיקום טקסט 2" presentation:style-name="pr20" draw:text-style-name="P12" draw:layer="layout" svg:width="24.01cm" svg:height="15.579cm" svg:x="0.832cm" svg:y="3.642cm" presentation:class="outline" presentation:user-transformed="true">
          <draw:text-box>
            <text:p text:style-name="P16"><text:span text:style-name="T6"/></text:p>
            <text:p text:style-name="P15"><text:span text:style-name="T38">Buffer</text:span><text:span text:style-name="T16">(</text:span><text:span text:style-name="T39">size_t </text:span><text:span text:style-name="T39">length</text:span><text:span text:style-name="T16">) // ctor</text:span></text:p>
            <text:p text:style-name="P16"><text:span text:style-name="T16">…</text:span></text:p>
            <text:p text:style-name="P15"><text:span text:style-name="T16">void foo(</text:span><text:span text:style-name="T38">const </text:span><text:span text:style-name="T38">Buffer&amp; v</text:span><text:span text:style-name="T16">) // </text:span><text:span text:style-name="T16">function</text:span></text:p>
            <text:p text:style-name="P15"><text:span text:style-name="T16">...</text:span></text:p>
            <text:p text:style-name="P15"><text:span text:style-name="T16">foo(</text:span><text:span text:style-name="T39">3</text:span><text:span text:style-name="T16">);</text:span><text:span text:style-name="T7"> </text:span><text:span text:style-name="T11">// </text:span><text:span text:style-name="T11">Equivalent to: </text:span><text:span text:style-name="T16">foo(</text:span><text:span text:style-name="T38">Buffer(</text:span><text:span text:style-name="T39">3</text:span><text:span text:style-name="T38">)</text:span><text:span text:style-name="T16">)</text:span></text:p>
            <text:p text:style-name="P15"><text:span text:style-name="T11">// Did the user </text:span><text:span text:style-name="T11">really wanted </text:span><text:span text:style-name="T11">this?</text:span></text:p>
            <text:p text:style-name="P16"><text:span text:style-name="T16"/></text:p>
            <text:p text:style-name="P15"><text:span text:style-name="T40">The Buffer and </text:span><text:span text:style-name="T40">the size_t </text:span><text:span text:style-name="T40">objects are not </text:span><text:span text:style-name="T40">logically the </text:span><text:span text:style-name="T40">same objects!</text:span></text:p>
            <text:p text:style-name="P16"><text:span text:style-name="T6"/>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_explicit.cpp)" draw:style-name="dp1" draw:master-page-name="Default" xml:id="id15" draw:id="id15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1.478cm" svg:height="2.925cm" svg:x="3.364cm" svg:y="0.547cm" presentation:class="title" presentation:user-transformed="true">
          <draw:text-box>
            <text:p text:style-name="P8"><text:span text:style-name="T4">Conversion example (conv_explicit.cpp)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1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 xml:id="id16" draw:id="id16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User defined conversion</text:span></text:p>
          </draw:text-box>
        </draw:frame>
        <draw:frame draw:name="מציין מיקום טקסט 2" presentation:style-name="pr21" draw:text-style-name="P12" draw:layer="layout" svg:width="24.01cm" svg:height="16.916cm" svg:x="0.754cm" svg:y="3.131cm" presentation:class="outline" presentation:user-transformed="true">
          <draw:text-box>
            <text:p text:style-name="P16"><text:span text:style-name="T6">class Fraction {</text:span></text:p>
            <text:p text:style-name="P10"><text:span text:style-name="T6">...</text:span></text:p>
            <text:p text:style-name="P10"><text:span text:style-name="T5">// double --&gt; </text:span><text:span text:style-name="T5">Fraction </text:span><text:span text:style-name="T5">conversion</text:span></text:p>
            <text:p text:style-name="P10"><text:span text:style-name="T5">Fraction </text:span><text:span text:style-name="T5">(const </text:span><text:span text:style-name="T5">double&amp; d) {</text:span></text:p>
            <text:p text:style-name="P32"><text:span text:style-name="T5">...</text:span></text:p>
            <text:p text:style-name="P10"><text:span text:style-name="T5">}</text:span></text:p>
            <text:p text:style-name="P10"><text:span text:style-name="T6">...</text:span></text:p>
            <text:p text:style-name="P10"><text:span text:style-name="T7">// Fraction --&gt; </text:span><text:span text:style-name="T7">double </text:span><text:span text:style-name="T7">conversion</text:span></text:p>
            <text:p text:style-name="P10"><text:span text:style-name="T7">operator </text:span><text:span text:style-name="T7">double() </text:span><text:span text:style-name="T7">const {</text:span></text:p>
            <text:p text:style-name="P32"><text:span text:style-name="T7">...</text:span></text:p>
            <text:p text:style-name="P10"><text:span text:style-name="T7">}</text:span></text:p>
            <text:p text:style-name="P10"><text:span text:style-name="T6">...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2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" draw:style-name="dp1" draw:master-page-name="Default" xml:id="id17" draw:id="id17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2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4">friend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 xml:id="id18" draw:id="id18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3" draw:text-style-name="P12" draw:layer="layout" svg:width="24.349cm" svg:height="13.426cm" svg:x="0.832cm" svg:y="3.184cm" presentation:class="outline" presentation:user-transformed="true">
          <draw:text-box>
            <text:p text:style-name="P33"><text:span text:style-name="T6"/></text:p>
            <text:p text:style-name="P33"><text:span text:style-name="T6">Friend function in a </text:span><text:span text:style-name="T6">class:</text:span></text:p>
            <text:list text:style-name="L12">
              <text:list-item>
                <text:list>
                  <text:list-item>
                    <text:p text:style-name="P34"><text:span text:style-name="T6">Not a method </text:span><text:span text:style-name="T6">of the class</text:span></text:p>
                  </text:list-item>
                  <text:list-item>
                    <text:p text:style-name="P34"><text:span text:style-name="T6">Have access </text:span><text:span text:style-name="T6">to the class’s </text:span><text:span text:style-name="T6">private and </text:span><text:span text:style-name="T6">protected </text:span></text:p>
                  </text:list-item>
                </text:list>
              </text:list-item>
            </text:list>
            <text:p text:style-name="P35"><text:span text:style-name="T6">data members</text:span></text:p>
            <text:list text:continue-numbering="true" text:style-name="L12">
              <text:list-item>
                <text:list>
                  <text:list-item>
                    <text:p text:style-name="P34"><text:span text:style-name="T6">Defined inside </text:span><text:span text:style-name="T6">the class </text:span><text:span text:style-name="T6">scope</text:span></text:p>
                  </text:list-item>
                </text:list>
              </text:list-item>
            </text:list>
            <text:p text:style-name="P15"><text:span text:style-name="T6"/></text:p>
            <text:p text:style-name="P15"><text:span text:style-name="T6">Used properly </text:span><text:span text:style-name="T6">does not break </text:span><text:span text:style-name="T6">encapsulation</text:span></text:p>
            <text:p text:style-name="P36"><text:span text:style-name="T6"/></text:p>
            <text:p text:style-name="P36"><text:span text:style-name="T41"/></text:p>
          </draw:text-box>
        </draw:frame>
        <draw:frame draw:name="כותרת 2" presentation:style-name="pr24" draw:text-style-name="P4" draw:layer="layout" svg:width="24.842cm" svg:height="3.427cm" svg:x="0cm" svg:y="0.296cm" presentation:class="title" presentation:user-transformed="true">
          <draw:text-box>
            <text:p text:style-name="P3"><text:span text:style-name="T4">friend functions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4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 example:&#10;Complex revisited" draw:style-name="dp1" draw:master-page-name="Default" xml:id="id19" draw:id="id19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5" draw:text-style-name="P4" draw:layer="layout" svg:width="16.108cm" svg:height="3.427cm" svg:x="1.499cm" svg:y="0.673cm" presentation:class="title" presentation:user-transformed="true">
          <draw:text-box>
            <text:p text:style-name="P8"><text:span text:style-name="T4">friend functions example:</text:span><text:span text:style-name="T4"><text:line-break/></text:span><text:span text:style-name="T4">Complex revisited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5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 xml:id="id20" draw:id="id20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2" draw:layer="layout" svg:width="22.505cm" svg:height="11.044cm" svg:x="0.899cm" svg:y="3.924cm" presentation:class="outline" presentation:user-transformed="true">
          <draw:text-box>
            <text:list text:style-name="L13">
              <text:list-item>
                <text:list>
                  <text:list-item>
                    <text:p text:style-name="P9"><text:span text:style-name="T6">A class can </text:span><text:span text:style-name="T6">allow other </text:span><text:span text:style-name="T6">classes to </text:span><text:span text:style-name="T6">access its </text:span></text:p>
                  </text:list-item>
                </text:list>
              </text:list-item>
            </text:list>
            <text:p text:style-name="P37"><text:span text:style-name="T6">private data </text:span><text:span text:style-name="T6">members</text:span></text:p>
            <text:list text:continue-numbering="true" text:style-name="L13">
              <text:list-item>
                <text:list>
                  <text:list-item>
                    <text:p text:style-name="P9"><text:span text:style-name="T6">The friendship </text:span><text:span text:style-name="T6">is one sided</text:span></text:p>
                  </text:list-item>
                </text:list>
              </text:list-item>
            </text:list>
            <text:p text:style-name="P36"><text:span text:style-name="T42"/></text:p>
            <text:p text:style-name="P36"><text:span text:style-name="T41"/></text:p>
          </draw:text-box>
        </draw:frame>
        <draw:custom-shape draw:name="כותרת 2" draw:style-name="gr16" draw:text-style-name="P4" draw:layer="layout" svg:width="8.976cm" svg:height="1.772cm" svg:x="3.403cm" svg:y="1.123cm">
          <text:p text:style-name="P29"><text:span text:style-name="T4">frie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6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 xml:id="id21" draw:id="id21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6" draw:text-style-name="P12" draw:layer="layout" svg:width="24.01cm" svg:height="15.703cm" svg:x="0.832cm" svg:y="3.184cm" presentation:class="outline" presentation:user-transformed="true">
          <draw:text-box>
            <text:p text:style-name="P11"><text:span text:style-name="T43"><text:s/></text:span><text:span text:style-name="T44">class IntTree {</text:span></text:p>
            <text:p text:style-name="P36"><text:span text:style-name="T44"><text:tab/></text:span><text:span text:style-name="T44">…</text:span></text:p>
            <text:p text:style-name="P36"><text:span text:style-name="T44"><text:tab/></text:span><text:span text:style-name="T45">friend</text:span><text:span text:style-name="T44"> class </text:span><text:span text:style-name="T44">IntTreeIterato</text:span><text:span text:style-name="T44">r;</text:span></text:p>
            <text:p text:style-name="P16"><text:span text:style-name="T44">};</text:span></text:p>
            <text:p text:style-name="P36"><text:span text:style-name="T46"/></text:p>
            <text:p text:style-name="P36"><text:span text:style-name="T46"/></text:p>
            <text:p text:style-name="P16"><text:span text:style-name="T47">// TreeIterator can </text:span><text:span text:style-name="T47">access Tree's </text:span><text:span text:style-name="T47">data members</text:span></text:p>
            <text:p text:style-name="P16"><text:span text:style-name="T44">IntTreeIterator&amp; </text:span><text:span text:style-name="T44">IntTreeIterator::</text:span><text:span text:style-name="T44">operator++() </text:span><text:span text:style-name="T48">{</text:span></text:p>
            <text:p text:style-name="P36"><text:span text:style-name="T48"><text:s text:c="4"/></text:span><text:span text:style-name="T48">...</text:span></text:p>
            <text:p text:style-name="P36"><text:span text:style-name="T44"><text:tab/></text:span><text:span text:style-name="T44">return *this;</text:span></text:p>
            <text:p text:style-name="P16"><text:span text:style-name="T44">}</text:span></text:p>
          </draw:text-box>
        </draw:frame>
        <draw:frame draw:name="כותרת 2" presentation:style-name="pr25" draw:text-style-name="P4" draw:layer="layout" svg:width="15.325cm" svg:height="3.427cm" svg:x="3.364cm" svg:y="0.296cm" presentation:class="title" presentation:user-transformed="true">
          <draw:text-box>
            <text:p text:style-name="P8"><text:span text:style-name="T4">friend classes - example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7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Google test (not for your test)" draw:style-name="dp1" draw:master-page-name="Default" xml:id="id22" draw:id="id22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2" draw:layer="layout" svg:width="24.974cm" svg:height="11.044cm" svg:x="0.832cm" svg:y="3.184cm" presentation:class="outline" presentation:user-transformed="true">
          <draw:text-box>
            <text:p text:style-name="P11"><text:span text:style-name="T44">FRIEND_TEST(Te</text:span><text:span text:style-name="T44">stCaseName, </text:span><text:span text:style-name="T44">TestName);</text:span></text:p>
            <text:p text:style-name="P11"><text:span text:style-name="T49"/></text:p>
            <text:p text:style-name="P11"><text:span text:style-name="T49">Declares that this </text:span><text:span text:style-name="T49">test will be able </text:span><text:span text:style-name="T49">to test</text:span></text:p>
            <text:p text:style-name="P11"><text:span text:style-name="T49">private methods </text:span><text:span text:style-name="T49">of the class in </text:span><text:span text:style-name="T49">which you write </text:span><text:span text:style-name="T49">this</text:span></text:p>
          </draw:text-box>
        </draw:frame>
        <draw:frame draw:name="כותרת 2" presentation:style-name="pr25" draw:text-style-name="P4" draw:layer="layout" svg:width="18.602cm" svg:height="3.427cm" svg:x="3.364cm" svg:y="0.296cm" presentation:class="title" presentation:user-transformed="true">
          <draw:text-box>
            <text:p text:style-name="P8"><text:span text:style-name="T4">Google test (not for your test)</text:span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8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line functions / methods" draw:style-name="dp1" draw:master-page-name="Default" xml:id="id23" draw:id="id23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2" draw:text-style-name="P4" draw:layer="layout" svg:width="21.478cm" svg:height="3.181cm" svg:x="2.016cm" svg:y="5.711cm" presentation:class="title" presentation:user-transformed="true">
          <draw:text-box>
            <text:p text:style-name="P3"><text:span text:style-name="T4">Inline functions / methods</text:span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9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line functions / methods" draw:style-name="dp1" draw:master-page-name="Default" xml:id="id24" draw:id="id24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Inline functions / methods</text:span></text:p>
          </draw:text-box>
        </draw:frame>
        <draw:frame draw:name="מציין מיקום טקסט 2" presentation:style-name="pr27" draw:text-style-name="P12" draw:layer="layout" svg:width="23.442cm" svg:height="15.732cm" svg:x="0.832cm" svg:y="2.922cm" presentation:class="outline" presentation:user-transformed="true">
          <draw:text-box>
            <text:p text:style-name="P13"><text:span text:style-name="T6"/></text:p>
            <text:list text:style-name="L4">
              <text:list-item>
                <text:p text:style-name="P13"><text:span text:style-name="T6">A </text:span><text:span text:style-name="T16">hint</text:span><text:span text:style-name="T6"> to a </text:span><text:span text:style-name="T6">compiler to put </text:span><text:span text:style-name="T6">function’s code </text:span><text:span text:style-name="T6">inline, </text:span></text:p>
              </text:list-item>
            </text:list>
            <text:p text:style-name="P15"><text:span text:style-name="T6">rather than </text:span><text:span text:style-name="T6">perform a regular </text:span><text:span text:style-name="T6">function call.</text:span></text:p>
            <text:p text:style-name="P15"><text:span text:style-name="T6">When the compiler </text:span><text:span text:style-name="T6">must produce an </text:span><text:span text:style-name="T6">address of the </text:span></text:p>
            <text:p text:style-name="P15"><text:span text:style-name="T6">function, it will </text:span><text:span text:style-name="T6">always reject our </text:span><text:span text:style-name="T6">request.</text:span></text:p>
            <text:p text:style-name="P15"><text:span text:style-name="T6"/></text:p>
            <text:list text:continue-numbering="true" text:style-name="L4">
              <text:list-item>
                <text:p text:style-name="P13"><text:span text:style-name="T6">Objective: </text:span><text:span text:style-name="T6">improve </text:span><text:span text:style-name="T16">performance</text:span><text:span text:style-name="T6"> of </text:span><text:span text:style-name="T16">small</text:span><text:span text:style-name="T6">, </text:span></text:p>
              </text:list-item>
            </text:list>
            <text:p text:style-name="P15"><text:span text:style-name="T6">frequently used </text:span><text:span text:style-name="T6">functions.</text:span></text:p>
            <text:p text:style-name="P13"><text:span text:style-name="T6"/></text:p>
            <text:list text:continue-numbering="true" text:style-name="L4">
              <text:list-item>
                <text:p text:style-name="P13"><text:span text:style-name="T6">An inline function </text:span><text:span text:style-name="T6">defined in .cpp </text:span><text:span text:style-name="T6">file is not </text:span></text:p>
              </text:list-item>
            </text:list>
            <text:p text:style-name="P15"><text:span text:style-name="T6">recognized in </text:span><text:span text:style-name="T6">other source files.</text:span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30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C vs C++ : macro vs inlining" draw:style-name="dp1" draw:master-page-name="Default" xml:id="id25" draw:id="id25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50">C</text:span><text:span text:style-name="T4"> vs </text:span><text:span text:style-name="T13">C++</text:span><text:span text:style-name="T4"> : </text:span><text:span text:style-name="T50">macro</text:span><text:span text:style-name="T4"> vs </text:span><text:span text:style-name="T13">inlining</text:span></text:p>
          </draw:text-box>
        </draw:frame>
        <draw:frame draw:name="מציין מיקום טקסט 2" presentation:style-name="pr28" draw:text-style-name="P12" draw:layer="layout" svg:width="24.01cm" svg:height="12.626cm" svg:x="-1.502cm" svg:y="3.724cm" presentation:class="outline" presentation:user-transformed="true">
          <draw:text-box>
            <text:p text:style-name="P15"><text:span text:style-name="T6"><text:s text:c="9"/></text:span><text:span text:style-name="T6">compare:</text:span></text:p>
            <text:p text:style-name="P16"><text:span text:style-name="T6"/></text:p>
            <text:p text:style-name="P10"><text:span text:style-name="T11"><text:s text:c="17"/></text:span><text:span text:style-name="T11">define </text:span><text:span text:style-name="T11">SQRT(x) </text:span><text:span text:style-name="T11">((x)*(x))</text:span></text:p>
            <text:p text:style-name="P10"><text:span text:style-name="T11"><text:s text:c="17"/></text:span><text:span text:style-name="T11">SQRT(i++) // </text:span><text:span text:style-name="T11">unexpected </text:span><text:span text:style-name="T11">behavior</text:span></text:p>
            <text:p text:style-name="P32"><text:span text:style-name="T6"/></text:p>
            <text:p text:style-name="P32"><text:span text:style-name="T6">to</text:span></text:p>
            <text:p text:style-name="P32"><text:span text:style-name="T6"/></text:p>
            <text:p text:style-name="P10"><text:span text:style-name="T5"><text:tab/></text:span><text:span text:style-name="T5"><text:tab/></text:span><text:span text:style-name="T5"><text:tab/></text:span><text:span text:style-name="T5"> <text:s text:c="3"/></text:span><text:span text:style-name="T5">inline </text:span><text:span text:style-name="T5">int sqrt(int x) </text:span><text:span text:style-name="T5">{ return x*x; }</text:span></text:p>
            <text:p text:style-name="P10"><text:span text:style-name="T5"><text:s text:c="18"/></text:span><text:span text:style-name="T5">sqrt(i++) // </text:span><text:span text:style-name="T5">good </text:span><text:span text:style-name="T5">behavior</text:span></text:p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1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line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9" draw:text-style-name="P12" draw:layer="layout" svg:width="24.694cm" svg:height="14.501cm" svg:x="0.635cm" svg:y="3.175cm" presentation:class="outline" presentation:user-transformed="true">
          <draw:text-box>
            <text:p text:style-name="P20"><text:span text:style-name="T6"/></text:p>
            <text:p text:style-name="P20"><text:span text:style-name="T6">You can hint to the </text:span><text:span text:style-name="T6">compiler that a </text:span><text:span text:style-name="T6">method is inline </text:span></text:p>
            <text:p text:style-name="P20"><text:span text:style-name="T7">in class</text:span><text:span text:style-name="T6"> </text:span><text:span text:style-name="T6">declaration (inside </text:span><text:span text:style-name="T6">the { }; block of a </text:span><text:span text:style-name="T6">class):</text:span></text:p>
            <text:p text:style-name="P38"><text:span text:style-name="T6"/></text:p>
            <text:p text:style-name="P38"><text:span text:style-name="T6">class Tree {</text:span></text:p>
            <text:p text:style-name="P10"><text:span text:style-name="T6">...</text:span></text:p>
            <text:p text:style-name="P10"><text:span text:style-name="T6">size_t size() </text:span><text:span text:style-name="T6">const{ </text:span><text:span text:style-name="T7">// </text:span><text:span text:style-name="T7">automaticall</text:span><text:span text:style-name="T7">y hints on </text:span><text:span text:style-name="T7">inline</text:span></text:p>
            <text:p text:style-name="P32"><text:span text:style-name="T6">return _size;</text:span></text:p>
            <text:p text:style-name="P10"><text:span text:style-name="T6">}</text:span></text:p>
            <text:p text:style-name="P38"><text:span text:style-name="T6">};</text:span></text:p>
          </draw:text-box>
        </draw:frame>
        <draw:frame draw:name="כותרת 2" presentation:style-name="pr3" draw:text-style-name="P4" draw:layer="layout" svg:width="21.478cm" svg:height="3.427cm" svg:x="3.365cm" svg:y="0.296cm" presentation:class="title" presentation:user-transformed="true">
          <draw:text-box>
            <text:p text:style-name="P8"><text:span text:style-name="T4">Inline methods</text:span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Inline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30" draw:text-style-name="P12" draw:layer="layout" svg:width="23.16cm" svg:height="15.968cm" svg:x="0.635cm" svg:y="3.175cm" presentation:class="outline" presentation:user-transformed="true">
          <draw:text-box>
            <text:p text:style-name="P20"><text:span text:style-name="T6">You can hint to the </text:span><text:span text:style-name="T6">compiler that a </text:span><text:span text:style-name="T6">method is inline </text:span></text:p>
            <text:p text:style-name="P20"><text:span text:style-name="T5">after class</text:span><text:span text:style-name="T6"> </text:span><text:span text:style-name="T6">declaration:</text:span></text:p>
            <text:p text:style-name="P38"><text:span text:style-name="T6"/></text:p>
            <text:p text:style-name="P38"><text:span text:style-name="T6">class Tree {</text:span></text:p>
            <text:p text:style-name="P10"><text:span text:style-name="T6">...</text:span></text:p>
            <text:p text:style-name="P10"><text:span text:style-name="T6">size_t size() </text:span><text:span text:style-name="T6">const;</text:span></text:p>
            <text:p text:style-name="P10"><text:span text:style-name="T6">...</text:span></text:p>
            <text:p text:style-name="P38"><text:span text:style-name="T6">};</text:span></text:p>
            <text:p text:style-name="P38"><text:span text:style-name="T6">inline size_t </text:span><text:span text:style-name="T6">Tree::size() const </text:span><text:span text:style-name="T6">{ </text:span><text:span text:style-name="T5">// still in the h </text:span><text:span text:style-name="T5">file</text:span></text:p>
            <text:p text:style-name="P10"><text:span text:style-name="T6">return _size;</text:span></text:p>
            <text:p text:style-name="P38"><text:span text:style-name="T6">}</text:span></text:p>
          </draw:text-box>
        </draw:frame>
        <draw:frame draw:name="כותרת 2" presentation:style-name="pr3" draw:text-style-name="P4" draw:layer="layout" svg:width="21.478cm" svg:height="3.427cm" svg:x="3.365cm" svg:y="0.296cm" presentation:class="title" presentation:user-transformed="true">
          <draw:text-box>
            <text:p text:style-name="P8"><text:span text:style-name="T4">Inline methods</text:span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1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31" draw:text-style-name="P12" draw:layer="layout" svg:width="24.402cm" svg:height="11.058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51">Regular functions – </text:span><text:span text:style-name="T51">when called, </text:span><text:span text:style-name="T51">compiler stores </text:span><text:span text:style-name="T51">return address of </text:span><text:span text:style-name="T51">call, allocates </text:span><text:span text:style-name="T51">memory for local </text:span><text:span text:style-name="T51">variables, etc.</text:span></text:p>
              </text:list-item>
            </text:list>
            <text:p text:style-name="P39"><text:span text:style-name="T43"/></text:p>
            <text:p text:style-name="P39"><text:span text:style-name="T43"/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1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31" draw:text-style-name="P12" draw:layer="layout" svg:width="24.402cm" svg:height="11.058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51">Regular functions – </text:span><text:span text:style-name="T51">when called, </text:span><text:span text:style-name="T51">compiler stores </text:span><text:span text:style-name="T51">return address of </text:span><text:span text:style-name="T51">call, allocates </text:span><text:span text:style-name="T51">memory for local </text:span><text:span text:style-name="T51">variables, etc.</text:span></text:p>
              </text:list-item>
            </text:list>
            <text:p text:style-name="P39"><text:span text:style-name="T43"/></text:p>
            <text:list text:continue-numbering="true" text:style-name="L4">
              <text:list-item>
                <text:p text:style-name="P39"><text:span text:style-name="T52">Inline functions – no </text:span><text:span text:style-name="T52">function call </text:span><text:span text:style-name="T52">overhead, hence </text:span><text:span text:style-name="T52">usually faster </text:span><text:span text:style-name="T52">execution </text:span><text:span text:style-name="T52">(especially!) as the </text:span><text:span text:style-name="T52">compiler will be </text:span><text:span text:style-name="T52">able to optimize </text:span><text:span text:style-name="T53">through</text:span><text:span text:style-name="T52"> the call </text:span><text:span text:style-name="T52">("procedural </text:span><text:span text:style-name="T52">integration"). </text:span></text:p>
              </text:list-item>
            </text:list>
            <text:p text:style-name="P20"><text:span text:style-name="T43"/></text:p>
            <text:p text:style-name="P39"><text:span text:style-name="T43"/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1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32" draw:text-style-name="P12" draw:layer="layout" svg:width="24.402cm" svg:height="11.831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51">Regular functions – </text:span><text:span text:style-name="T51">when called, </text:span><text:span text:style-name="T51">compiler stores </text:span><text:span text:style-name="T51">return address of </text:span><text:span text:style-name="T51">call, allocates </text:span><text:span text:style-name="T51">memory for local </text:span><text:span text:style-name="T51">variables, etc.</text:span></text:p>
              </text:list-item>
            </text:list>
            <text:p text:style-name="P39"><text:span text:style-name="T43"/></text:p>
            <text:list text:continue-numbering="true" text:style-name="L4">
              <text:list-item>
                <text:p text:style-name="P39"><text:span text:style-name="T52">Inline functions – no </text:span><text:span text:style-name="T52">function call </text:span><text:span text:style-name="T52">overhead, hence </text:span><text:span text:style-name="T52">usually faster </text:span><text:span text:style-name="T52">execution </text:span><text:span text:style-name="T52">(especially!) as the </text:span><text:span text:style-name="T52">compiler will be </text:span><text:span text:style-name="T52">able to optimize </text:span><text:span text:style-name="T53">through</text:span><text:span text:style-name="T52"> the call </text:span><text:span text:style-name="T52">("procedural </text:span><text:span text:style-name="T52">integration"). </text:span></text:p>
              </text:list-item>
            </text:list>
            <text:p text:style-name="P20"><text:span text:style-name="T43"/></text:p>
            <text:list text:continue-numbering="true" text:style-name="L4">
              <text:list-item>
                <text:p text:style-name="P39"><text:span text:style-name="T51">Inline functions - </text:span><text:span text:style-name="T51">code is copied into </text:span><text:span text:style-name="T51">program in place of </text:span><text:span text:style-name="T51">call – can enlarge </text:span><text:span text:style-name="T51">executable program</text:span></text:p>
              </text:list-item>
            </text:list>
            <text:p text:style-name="P39"><text:span text:style-name="T43"/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1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33" draw:text-style-name="P12" draw:layer="layout" svg:width="24.402cm" svg:height="14.145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51">Regular functions – </text:span><text:span text:style-name="T51">when called, </text:span><text:span text:style-name="T51">compiler stores </text:span><text:span text:style-name="T51">return address of </text:span><text:span text:style-name="T51">call, allocates </text:span><text:span text:style-name="T51">memory for local </text:span><text:span text:style-name="T51">variables, etc.</text:span></text:p>
              </text:list-item>
            </text:list>
            <text:p text:style-name="P39"><text:span text:style-name="T43"/></text:p>
            <text:list text:continue-numbering="true" text:style-name="L4">
              <text:list-item>
                <text:p text:style-name="P39"><text:span text:style-name="T52">Inline functions – no </text:span><text:span text:style-name="T52">function call </text:span><text:span text:style-name="T52">overhead, hence </text:span><text:span text:style-name="T52">usually faster </text:span><text:span text:style-name="T52">execution </text:span><text:span text:style-name="T52">(especially!) as the </text:span><text:span text:style-name="T52">compiler will be </text:span><text:span text:style-name="T52">able to optimize </text:span><text:span text:style-name="T53">through</text:span><text:span text:style-name="T52"> the call </text:span><text:span text:style-name="T52">("procedural </text:span><text:span text:style-name="T52">integration"). </text:span></text:p>
              </text:list-item>
            </text:list>
            <text:p text:style-name="P20"><text:span text:style-name="T43"/></text:p>
            <text:list text:continue-numbering="true" text:style-name="L4">
              <text:list-item>
                <text:p text:style-name="P39"><text:span text:style-name="T51">Inline functions - </text:span><text:span text:style-name="T51">code is copied into </text:span><text:span text:style-name="T51">program in place of </text:span><text:span text:style-name="T51">call – can enlarge </text:span><text:span text:style-name="T51">executable program</text:span></text:p>
              </text:list-item>
            </text:list>
            <text:p text:style-name="P39"><text:span text:style-name="T43"/></text:p>
            <text:list text:continue-numbering="true" text:style-name="L4">
              <text:list-item>
                <text:p text:style-name="P39"><text:span text:style-name="T51">Inline functions - </text:span><text:span text:style-name="T51">can enlarge </text:span><text:span text:style-name="T51">compile time. You </text:span><text:span text:style-name="T51">compile the inline </text:span><text:span text:style-name="T51">function again and </text:span><text:span text:style-name="T51">again in every place </text:span><text:span text:style-name="T51">it's used.</text:span></text:p>
              </text:list-item>
            </text:list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frame draw:name="כותרת 1" presentation:style-name="pr11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12" draw:text-style-name="P12" draw:layer="layout" svg:width="18.137cm" svg:height="11.058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54">Inline functions - </text:span><text:span text:style-name="T54">less information </text:span><text:span text:style-name="T54">hiding</text:span></text:p>
              </text:list-item>
            </text:list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Precompiled Headers" draw:style-name="dp3" draw:master-page-name="Default">
        <draw:frame draw:name="כותרת 1" presentation:style-name="pr11" draw:text-style-name="P4" draw:layer="layout" svg:width="14.21cm" svg:height="3.441cm" svg:x="0.299cm" svg:y="0.957cm" presentation:class="title" presentation:user-transformed="true">
          <draw:text-box>
            <text:p text:style-name="P8"><text:span text:style-name="T4">Precompiled Headers</text:span></text:p>
          </draw:text-box>
        </draw:frame>
        <draw:frame draw:name="מציין מיקום טקסט 2" presentation:style-name="pr12" draw:text-style-name="P12" draw:layer="layout" svg:width="13.934cm" svg:height="11.058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23">May save some </text:span><text:span text:style-name="T23">compiling time</text:span></text:p>
              </text:list-item>
            </text:list>
            <text:p text:style-name="P39"><text:span text:style-name="T23"/></text:p>
            <text:list text:continue-numbering="true" text:style-name="L4">
              <text:list-item>
                <text:p text:style-name="P39"><text:span text:style-name="T23">Not in this course</text:span></text:p>
              </text:list-item>
            </text:list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Link Time Optimization" draw:style-name="dp3" draw:master-page-name="Default">
        <draw:frame draw:name="כותרת 1" presentation:style-name="pr11" draw:text-style-name="P4" draw:layer="layout" svg:width="14.61cm" svg:height="3.441cm" svg:x="0.299cm" svg:y="0.957cm" presentation:class="title" presentation:user-transformed="true">
          <draw:text-box>
            <text:p text:style-name="P8"><text:span text:style-name="T4">Link Time Optimization</text:span></text:p>
          </draw:text-box>
        </draw:frame>
        <draw:frame draw:name="מציין מיקום טקסט 2" presentation:style-name="pr31" draw:text-style-name="P12" draw:layer="layout" svg:width="24.002cm" svg:height="11.058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23">Compilers might </text:span><text:span text:style-name="T23">do inlining even </text:span><text:span text:style-name="T23">for compiled </text:span><text:span text:style-name="T23">functions (that </text:span><text:span text:style-name="T23">were in .cpp files)</text:span></text:p>
              </text:list-item>
            </text:list>
            <text:p text:style-name="P39"><text:span text:style-name="T23"/></text:p>
            <text:list text:continue-numbering="true" text:style-name="L4">
              <text:list-item>
                <text:p text:style-name="P39"><text:span text:style-name="T23">Not in this </text:span><text:span text:style-name="T23">course, see </text:span><text:span text:style-name="T23">discussion here:</text:span></text:p>
              </text:list-item>
            </text:list>
            <text:list text:style-name="L14">
              <text:list-item>
                <text:list>
                  <text:list-item>
                    <text:p text:style-name="P13"><text:span text:style-name="T55"><text:a xlink:href="http://stackoverflow.com/questions/7046547/link-time-optimization-and-inline" xlink:type="simple">http://stackoverflow.com/questions/7046547/link-time-optimization-and-inline</text:a></text:span></text:p>
                  </text:list-item>
                </text:list>
              </text:list-item>
            </text:list>
            <text:p text:style-name="P15"><text:span text:style-name="T23"/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Inline Constructors and Destructors" draw:style-name="dp3" draw:master-page-name="כותרת_20_ותוכן" presentation:presentation-page-layout-name="AL2T11">
        <draw:frame draw:name="Rectangle 3" presentation:style-name="pr34" draw:text-style-name="P12" draw:layer="layout" svg:width="24.901cm" svg:height="16.597cm" svg:x="0.423cm" svg:y="3.51cm" presentation:class="outline" presentation:user-transformed="true">
          <draw:text-box>
            <text:p text:style-name="P40"><text:span text:style-name="T6">Constructors and </text:span><text:span text:style-name="T6">Destructors may </text:span><text:span text:style-name="T6">have hidden </text:span><text:span text:style-name="T6">activities inside </text:span><text:span text:style-name="T6">them since the </text:span><text:span text:style-name="T6">class can contain </text:span><text:span text:style-name="T6">sub-objects whose </text:span><text:span text:style-name="T6">constructors and </text:span><text:span text:style-name="T6">destructors must </text:span><text:span text:style-name="T6">be called.</text:span></text:p>
            <text:p text:style-name="P40"><text:span text:style-name="T16"/></text:p>
            <text:p text:style-name="P40"><text:span text:style-name="T6">You should </text:span><text:span text:style-name="T6">consider its </text:span><text:span text:style-name="T6">efficiency before </text:span><text:span text:style-name="T6">making them </text:span><text:span text:style-name="T6">inline.</text:span></text:p>
          </draw:text-box>
        </draw:frame>
        <draw:custom-shape draw:name="Rectangle 4" draw:style-name="gr17" draw:text-style-name="P41" draw:layer="layout" svg:width="21.589cm" svg:height="2.116cm" svg:x="1.301cm" svg:y="0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35" draw:text-style-name="P4" draw:layer="layout" svg:width="24.901cm" svg:height="3.174cm" svg:x="0.423cm" svg:y="0cm" presentation:class="title" presentation:user-transformed="true">
          <draw:text-box>
            <text:p text:style-name="P3"><text:span text:style-name="T4">Inline Constructors and Destructors</text:span></text:p>
          </draw:text-box>
        </draw:frame>
        <presentation:notes draw:style-name="dp5">
          <draw:page-thumbnail draw:style-name="gr3" draw:layer="layout" svg:width="12.699cm" svg:height="9.524cm" svg:x="3.175cm" svg:y="1.93cm" draw:page-number="41" presentation:class="page"/>
          <draw:frame presentation:style-name="pr36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2" svg:font-family="Arial" style:font-family-generic="swiss"/>
    <style:font-face style:name="Calibri3" svg:font-family="Calibri" style:font-family-generic="swiss"/>
    <style:font-face style:name="Arial4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Calibri1" svg:font-family="Calibri" style:font-pitch="variable"/>
    <style:font-face style:name="DejaVu Sans2" svg:font-family="'DejaVu Sans'" style:font-pitch="variable"/>
    <style:font-face style:name="Liberation Sans4" svg:font-family="'Liberation Sans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4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</text:span><text:span text:style-name="MT4">ח</text:span><text:span text:style-name="MT4">ץ</text:span><text:span text:style-name="MT4">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</text:span><text:span text:style-name="MT4"> </text:span><text:span text:style-name="MT4">ס</text:span><text:span text:style-name="MT4">ג</text:span><text:span text:style-name="MT4">נ</text:span><text:span text:style-name="MT4">ו</text:span><text:span text:style-name="MT4">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</text:span><text:span text:style-name="MT4">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</text:span><text:span text:style-name="MT5">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681</meta:editing-cycles>
    <meta:print-date>2006-12-12T13:43:12</meta:print-date>
    <meta:creation-date>2002-10-18T11:19:22</meta:creation-date>
    <dc:date>2018-03-03T22:20:19.943882767</dc:date>
    <meta:editing-duration>P2DT9H51M22S</meta:editing-duration>
    <meta:generator>LibreOffice/5.1.6.2$Linux_X86_64 LibreOffice_project/10m0$Build-2</meta:generator>
    <meta:document-statistic meta:object-count="23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